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2.33cm"/>
    </style:style>
    <style:style style:name="gr2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Arial"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3.8cm" svg:x="12.5cm" svg:y="8.3cm">
          <text:p text:style-name="P1"><text:span text:style-name="T1">EVALU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cm" svg:height="3.8cm" svg:x="12.5cm" svg:y="1.6cm">
          <text:p text:style-name="P1"><text:span text:style-name="T1">JEFE</text:span></text:p>
          <text:p text:style-name="P1"><text:span text:style-name="T1">DIREC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cm" svg:height="3.8cm" svg:x="2.9cm" svg:y="8.3cm">
          <text:p text:style-name="P1"><text:span text:style-name="T1">COLE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3.8cm" svg:x="22.6cm" svg:y="8.3cm">
          <text:p text:style-name="P1"><text:span text:style-name="T1">CLI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cm" svg:height="3.8cm" svg:x="12.5cm" svg:y="15.4cm">
          <text:p text:style-name="P1"><text:span text:style-name="T1">SUBORDI- </text:span></text:p>
          <text:p text:style-name="P1"><text:span text:style-name="T1">N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svg:x1="16.5cm" svg:y1="10.2cm" svg:x2="22.6cm" svg:y2="10.2cm" draw:start-shape="id1" draw:start-glue-point="10" draw:end-shape="id2" svg:d="M16500 10200h6100" svg:viewBox="0 0 6101 1">
          <text:p text:style-name="P3"><text:span text:style-name="T2"/></text:p>
          <text:p text:style-name="P3"><text:span text:style-name="T2"/></text:p>
          <text:p text:style-name="P3"><text:span text:style-name="T3">360º</text:span></text:p>
          <text:p text:style-name="P3"><text:span text:style-name="T2"/></text:p>
        </draw:connector>
        <draw:connector draw:style-name="gr2" draw:text-style-name="P4" draw:layer="layout" svg:x1="6.9cm" svg:y1="10.2cm" svg:x2="12.5cm" svg:y2="10.2cm" draw:start-shape="id3" draw:start-glue-point="10" draw:end-shape="id1" svg:d="M6900 10200h5600" svg:viewBox="0 0 5601 1">
          <text:p text:style-name="P3"><text:span text:style-name="T2"/></text:p>
          <text:p text:style-name="P3"><text:span text:style-name="T3">180º</text:span></text:p>
          <text:p text:style-name="P3"><text:span text:style-name="T2"/></text:p>
          <text:p text:style-name="P3"><text:span text:style-name="T2"/></text:p>
        </draw:connector>
        <draw:connector draw:style-name="gr3" draw:text-style-name="P6" draw:layer="layout" svg:x1="14.5cm" svg:y1="5.4cm" svg:x2="14.5cm" svg:y2="8.3cm" draw:start-shape="id4" draw:start-glue-point="8" draw:end-shape="id1" draw:end-glue-point="4" svg:d="M14500 5400v2900" svg:viewBox="0 0 1 2901">
          <text:p text:style-name="P5"><text:span text:style-name="T2"><text:s text:c="7"/></text:span><text:span text:style-name="T3">90º</text:span></text:p>
        </draw:connector>
        <draw:connector draw:style-name="gr3" draw:text-style-name="P4" draw:layer="layout" svg:x1="14.5cm" svg:y1="12.1cm" svg:x2="14.5cm" svg:y2="15.4cm" draw:start-shape="id1" draw:start-glue-point="8" draw:end-shape="id5" draw:end-glue-point="4" svg:d="M14500 12100v3300" svg:viewBox="0 0 1 3301">
          <text:p text:style-name="P3"><text:span text:style-name="T3">270º</text:span><text:span text:style-name="T2"> <text:s text:c="8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3:23:16.949000000</meta:creation-date>
    <dc:date>2018-06-16T17:44:03.562000000</dc:date>
    <meta:editing-duration>PT13M11S</meta:editing-duration>
    <meta:editing-cycles>3</meta:editing-cycles>
    <meta:generator>LibreOffice/5.0.4.2$Windows_X86_64 LibreOffice_project/2b9802c1994aa0b7dc6079e128979269cf95bc78</meta:generator>
    <meta:document-statistic meta:object-count="9"/>
  </office:meta>
</office:document-meta>
</file>